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1.6042in"/>
    </style:style>
    <style:style style:name="Table1.B" style:family="table-column">
      <style:table-column-properties style:column-width="1.5417in"/>
    </style:style>
    <style:style style:name="Table1.C" style:family="table-column">
      <style:table-column-properties style:column-width="0.7813in"/>
    </style:style>
    <style:style style:name="Table1.D" style:family="table-column">
      <style:table-column-properties style:column-width="1.0729in"/>
    </style:style>
    <style:style style:name="Table1.E" style:family="table-column">
      <style:table-column-properties style:column-width="1.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2" style:family="table-row">
      <style:table-row-properties style:min-row-height="0.3125in" fo:keep-together="auto"/>
    </style:style>
    <style:style style:name="P1" style:family="paragraph" style:parent-style-name="Standard">
      <style:paragraph-properties fo:line-height="100%"/>
    </style:style>
    <style:style style:name="P2" style:family="paragraph" style:parent-style-name="Standard">
      <style:paragraph-properties fo:break-before="auto" fo:break-after="auto"/>
    </style:style>
    <style:style style:name="P3" style:family="paragraph" style:parent-style-name="Standard">
      <style:paragraph-properties fo:text-align="justify" style:justify-single-word="false" fo:break-before="auto" fo:break-after="auto"/>
    </style:style>
    <style:style style:name="P4" style:family="paragraph" style:parent-style-name="Standard">
      <style:paragraph-properties fo:text-align="justify" style:justify-single-word="false" fo:orphans="0" fo:widows="0" fo:break-before="auto" fo:break-after="auto"/>
    </style:style>
    <style:style style:name="P5" style:family="paragraph" style:parent-style-name="Standard">
      <style:paragraph-properties fo:text-align="justify" style:justify-single-word="false" fo:orphans="0" fo:widows="0" fo:break-before="auto" fo:break-after="auto"/>
      <style:text-properties fo:color="#222222" fo:background-color="#ffffff"/>
    </style:style>
    <style:style style:name="P6" style:family="paragraph" style:parent-style-name="Standard" style:list-style-name="WWNum3">
      <style:paragraph-properties fo:margin-left="0.5in" fo:margin-right="0in" fo:text-align="justify" style:justify-single-word="false" fo:orphans="0" fo:widows="0" fo:text-indent="-0.25in" style:auto-text-indent="false" fo:break-before="auto" fo:break-after="auto"/>
    </style:style>
    <style:style style:name="P7" style:family="paragraph" style:parent-style-name="Standard" style:list-style-name="WWNum1">
      <style:paragraph-properties fo:margin-left="0.5in" fo:margin-right="0in" fo:text-align="justify" style:justify-single-word="false" fo:text-indent="-0.25in" style:auto-text-indent="false" fo:break-before="auto" fo:break-after="auto"/>
    </style:style>
    <style:style style:name="P8" style:family="paragraph" style:parent-style-name="Standard" style:list-style-name="WWNum2">
      <style:paragraph-properties fo:margin-left="0.5in" fo:margin-right="0in" fo:text-indent="-0.25in" style:auto-text-indent="false" fo:break-before="auto" fo:break-after="auto"/>
    </style:style>
    <style:style style:name="P9" style:family="paragraph" style:parent-style-name="Standard" style:list-style-name="WWNum3">
      <style:paragraph-properties fo:margin-left="1in" fo:margin-right="0in" fo:text-align="justify" style:justify-single-word="false" fo:orphans="0" fo:widows="0" fo:text-indent="-0.25in" style:auto-text-indent="false" fo:break-before="auto" fo:break-after="auto"/>
    </style:style>
    <style:style style:name="P10" style:family="paragraph" style:parent-style-name="Standard" style:list-style-name="WWNum1">
      <style:paragraph-properties fo:margin-left="1in" fo:margin-right="0in" fo:text-align="justify" style:justify-single-word="false" fo:text-indent="-0.25in" style:auto-text-indent="false" fo:break-before="auto" fo:break-after="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3" style:family="paragraph" style:parent-style-name="Standard" style:list-style-name="WWNum1">
      <style:paragraph-properties fo:margin-left="1.5in" fo:margin-right="0in" fo:text-align="justify" style:justify-single-word="false" fo:text-indent="-0.25in" style:auto-text-indent="false" fo:break-before="auto" fo:break-after="auto"/>
    </style:style>
    <style:style style:name="P14" style:family="paragraph" style:parent-style-name="Standard">
      <style:paragraph-properties fo:margin-left="0in" fo:margin-right="0in" fo:text-indent="0in" style:auto-text-indent="false" fo:break-before="auto" fo:break-after="auto"/>
    </style:style>
    <style:style style:name="P15" style:family="paragraph" style:parent-style-name="Standard">
      <style:paragraph-properties fo:margin-left="0.0598in" fo:margin-right="0.0598in" fo:margin-top="0.3937in" fo:margin-bottom="0in" loext:contextual-spacing="false" fo:line-height="100%" fo:orphans="0" fo:widows="0" fo:text-indent="0in" style:auto-text-indent="false" fo:break-before="auto" fo:break-after="auto"/>
      <style:text-properties style:font-name="Verdana" fo:font-size="2pt" style:font-name-asian="Verdana1" style:font-size-asian="2pt" style:font-name-complex="Verdana1" style:font-size-complex="2pt"/>
    </style:style>
    <style:style style:name="P16" style:family="paragraph" style:parent-style-name="Standard">
      <style:paragraph-properties fo:margin-left="0in" fo:margin-right="0.9654in" fo:line-height="100%" fo:text-align="end" style:justify-single-word="false" fo:text-indent="0in" style:auto-text-indent="false"/>
    </style:style>
    <style:style style:name="P17" style:family="paragraph" style:parent-style-name="Heading_20_1">
      <style:paragraph-properties fo:text-align="justify" style:justify-single-word="false" fo:break-before="auto" fo:break-after="auto"/>
    </style:style>
    <style:style style:name="P18" style:family="paragraph" style:parent-style-name="Heading_20_2">
      <style:paragraph-properties fo:text-align="justify" style:justify-single-word="false" fo:break-before="auto" fo:break-after="auto"/>
    </style:style>
    <style:style style:name="P19" style:family="paragraph" style:parent-style-name="Heading_20_2">
      <style:paragraph-properties fo:text-align="justify" style:justify-single-word="false" fo:orphans="0" fo:widows="0" fo:break-before="auto" fo:break-after="auto"/>
    </style:style>
    <style:style style:name="P20" style:family="paragraph" style:parent-style-name="Heading_20_3">
      <style:paragraph-properties fo:text-align="justify" style:justify-single-word="false" fo:break-before="auto" fo:break-after="auto"/>
    </style:style>
    <style:style style:name="P21" style:family="paragraph" style:parent-style-name="Subtitle">
      <style:paragraph-properties fo:text-align="justify" style:justify-single-word="false" fo:break-before="auto" fo:break-after="auto"/>
    </style:style>
    <style:style style:name="P22" style:family="paragraph" style:parent-style-name="Title" style:master-page-name="Standard">
      <style:paragraph-properties fo:margin-top="0.3335in" fo:margin-bottom="0.0835in" loext:contextual-spacing="false" fo:line-height="100%" fo:text-align="center" style:justify-single-word="false" fo:keep-together="auto" fo:orphans="0" fo:widows="0" style:page-number="1" fo:break-before="auto" fo:break-after="auto" fo:keep-with-next="auto"/>
    </style:style>
    <style:style style:name="T1" style:family="text">
      <style:text-properties fo:font-size="33pt" fo:font-weight="bold" style:font-size-asian="33pt" style:font-weight-asian="bold" style:font-size-complex="33pt"/>
    </style:style>
    <style:style style:name="T2" style:family="text">
      <style:text-properties style:font-name="Calibri" fo:font-size="10pt" style:font-name-asian="Calibri1" style:font-size-asian="10pt" style:font-name-complex="Calibri1" style:font-size-complex="10pt"/>
    </style:style>
    <style:style style:name="T3" style:family="text">
      <style:text-properties fo:color="#222222"/>
    </style:style>
    <style:style style:name="T4" style:family="text">
      <style:text-properties fo:color="#222222" fo:background-color="#ffffff"/>
    </style:style>
    <style:style style:name="T5" style:family="text">
      <style:text-properties fo:color="#222222" fo:font-weight="bold" style:font-weight-asian="bold" fo:background-color="#ffffff"/>
    </style:style>
    <style:style style:name="T6" style:family="text">
      <style:text-properties fo:background-color="#ffffff"/>
    </style:style>
    <style:style style:name="T7" style:family="text">
      <style:text-properties fo:font-weight="bold" style:font-weight-asian="bold"/>
    </style:style>
    <style:style style:name="T8" style:family="text">
      <style:text-properties style:text-underline-style="none"/>
    </style:style>
    <style:style style:name="T9"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jjfr54i8xtfr"/><text:span text:style-name="T1">Trabajo Práctico, Capítulo I</text:span></text:p>
      <text:p text:style-name="P21"><text:bookmark text:name="_hd7eqow3wqhk"/>Este trabajo tiene como objetivo afianzar la práctica de la Programación Orientada a Objetos. En particular, de los mecanismos de herencia, polimorfismo, clases abstractas e interfaces.</text:p>
      <text:p text:style-name="P17"><text:bookmark text:name="_ybbrrim9k6av"/>Turismo en la Tierra Media</text:p>
      <text:p text:style-name="P19"><text:bookmark text:name="_e228z4p4y1oa"/>1. Planteo</text:p>
      <text:p text:style-name="P4"><text:span text:style-name="T4">La Secretaría de Turismo de la Tierra Media ha decidido crear un sistema para promocionar el turismo en su territorio. Éste contará con la información de las distintas atracciones de toda la Tierra Media.</text:span></text:p>
      <text:p text:style-name="P4"><text:span text:style-name="T4">El sistema deberá ser capaz de sugerir visitas a los visitantes y también de generar itinerarios a partir de la información de preferencias disponible en el perfil de los usuarios. Se espera que las personas que accedan al sistema puedan descargarse a futuro una aplicación móvil que les permita interactuar con el mismo y los vaya guiando en su recorrido.</text:span></text:p>
      <text:p text:style-name="P4"><text:span text:style-name="T4">Dado el alcance del sistema y la limitación de tiempo, varios equipos han sido contratados para el desarrollo.</text:span></text:p>
      <text:p text:style-name="P5"/>
      <text:p text:style-name="P4"><text:span text:style-name="T4">En el caso de su equipo, debe implementar sólamente </text:span><text:span text:style-name="T5">la lógica para sugerir visitas e itinerarios</text:span><text:span text:style-name="T4"> respetando las siguientes especificaciones:</text:span></text:p>
      <text:p text:style-name="P5"/>
      <text:list xml:id="list1856998608" text:style-name="WWNum3">
        <text:list-item>
          <text:p text:style-name="P6"><text:span text:style-name="T4">Cada atracción cuenta con su costo de visita, el promedio de tiempo necesario para realizarla, el cupo de personas que pueden visitarlo a diario y el tipo de atracción (paisaje, de aventura, de degustación).</text:span></text:p>
        </text:list-item>
        <text:list-item>
          <text:p text:style-name="P6"><text:span text:style-name="T4">Por su parte, para cada usuario el sistema conoce su presupuesto, el tiempo disponible para visitas y el tipo de atracción preferida.</text:span></text:p>
        </text:list-item>
        <text:list-item>
          <text:p text:style-name="P6"><text:span text:style-name="T4">En la generación de las sugerencias deben contemplarse las promociones vigentes. Cada promoción incluye una o varias atracciones y beneficia al usuario con una reducción del costo total. Se espera que el sistema permita la definición de promociones de tres tipos: </text:span></text:p>
          <text:list>
            <text:list-item>
              <text:p text:style-name="P9"><text:span text:style-name="T4">Promociones porcentuales (X % de descuento en el costo total)</text:span></text:p>
            </text:list-item>
            <text:list-item>
              <text:p text:style-name="P9"><text:span text:style-name="T4">Promociones absolutas ($ X por todo el paquete)</text:span></text:p>
            </text:list-item>
            <text:list-item>
              <text:p text:style-name="P9"><text:span text:style-name="T4">Promociones A x B (si el usuario compra A, B, C entonces tiene gratis D). </text:span></text:p>
            </text:list-item>
          </text:list>
        </text:list-item>
      </text:list>
      <text:p text:style-name="P18"><text:bookmark text:name="_fos16eaf8u0k"/>2. Ejemplos</text:p>
      <text:p text:style-name="P20"><text:bookmark text:name="_fojivf481685"/>2.1. Atracciones</text:p>
      <text:p text:style-name="P3"/>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11"><text:span text:style-name="T7">Nombre</text:span></text:p>
          </table:table-cell>
          <table:table-cell table:style-name="Table1.A1" office:value-type="string">
            <text:p text:style-name="P11"><text:span text:style-name="T7">Costo<text:line-break/>(monedas de oro)</text:span></text:p>
          </table:table-cell>
          <table:table-cell table:style-name="Table1.A1" office:value-type="string">
            <text:p text:style-name="P11"><text:span text:style-name="T7">Tiempo<text:line-break/>(horas)</text:span></text:p>
          </table:table-cell>
          <table:table-cell table:style-name="Table1.A1" office:value-type="string">
            <text:p text:style-name="P11"><text:span text:style-name="T7">Cupo</text:span></text:p>
          </table:table-cell>
          <table:table-cell table:style-name="Table1.A1" office:value-type="string">
            <text:p text:style-name="P11"><text:span text:style-name="T7">Tipo</text:span></text:p>
          </table:table-cell>
        </table:table-row>
        <table:table-row table:style-name="Table1.2">
          <table:table-cell table:style-name="Table1.A1" office:value-type="string">
            <text:p text:style-name="P12">Moria</text:p>
          </table:table-cell>
          <table:table-cell table:style-name="Table1.A1" office:value-type="string">
            <text:p text:style-name="P12">10</text:p>
          </table:table-cell>
          <table:table-cell table:style-name="Table1.A1" office:value-type="string">
            <text:p text:style-name="P12">2</text:p>
          </table:table-cell>
          <table:table-cell table:style-name="Table1.A1" office:value-type="string">
            <text:p text:style-name="P12">6</text:p>
          </table:table-cell>
          <table:table-cell table:style-name="Table1.A1" office:value-type="string">
            <text:p text:style-name="P12">Aventura</text:p>
          </table:table-cell>
        </table:table-row>
        <table:table-row table:style-name="Table1.1">
          <table:table-cell table:style-name="Table1.A1" office:value-type="string">
            <text:p text:style-name="P12">Minas Tirith</text:p>
          </table:table-cell>
          <table:table-cell table:style-name="Table1.A1" office:value-type="string">
            <text:p text:style-name="P12">5</text:p>
          </table:table-cell>
          <table:table-cell table:style-name="Table1.A1" office:value-type="string">
            <text:p text:style-name="P12">2.5</text:p>
          </table:table-cell>
          <table:table-cell table:style-name="Table1.A1" office:value-type="string">
            <text:p text:style-name="P12">25</text:p>
          </table:table-cell>
          <table:table-cell table:style-name="Table1.A1" office:value-type="string">
            <text:p text:style-name="P12">Paisaje</text:p>
          </table:table-cell>
        </table:table-row>
        <table:table-row table:style-name="Table1.1">
          <table:table-cell table:style-name="Table1.A1" office:value-type="string">
            <text:p text:style-name="P12">La Comarca</text:p>
          </table:table-cell>
          <table:table-cell table:style-name="Table1.A1" office:value-type="string">
            <text:p text:style-name="P12">3</text:p>
          </table:table-cell>
          <table:table-cell table:style-name="Table1.A1" office:value-type="string">
            <text:p text:style-name="P12">6.5</text:p>
          </table:table-cell>
          <table:table-cell table:style-name="Table1.A1" office:value-type="string">
            <text:p text:style-name="P12">150</text:p>
          </table:table-cell>
          <table:table-cell table:style-name="Table1.A1" office:value-type="string">
            <text:p text:style-name="P12">Degustación</text:p>
          </table:table-cell>
        </table:table-row>
        <table:table-row table:style-name="Table1.1">
          <table:table-cell table:style-name="Table1.A1" office:value-type="string">
            <text:p text:style-name="P12">Mordor</text:p>
          </table:table-cell>
          <table:table-cell table:style-name="Table1.A1" office:value-type="string">
            <text:p text:style-name="P12">25</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Aventura</text:p>
          </table:table-cell>
        </table:table-row>
        <table:table-row table:style-name="Table1.1">
          <table:table-cell table:style-name="Table1.A1" office:value-type="string">
            <text:p text:style-name="P12">Abismo de Helm</text:p>
          </table:table-cell>
          <table:table-cell table:style-name="Table1.A1" office:value-type="string">
            <text:p text:style-name="P12">5</text:p>
          </table:table-cell>
          <table:table-cell table:style-name="Table1.A1" office:value-type="string">
            <text:p text:style-name="P12">2</text:p>
          </table:table-cell>
          <table:table-cell table:style-name="Table1.A1" office:value-type="string">
            <text:p text:style-name="P12">15</text:p>
          </table:table-cell>
          <table:table-cell table:style-name="Table1.A1" office:value-type="string">
            <text:p text:style-name="P12">Paisaje</text:p>
          </table:table-cell>
        </table:table-row>
        <table:table-row table:style-name="Table1.1">
          <table:table-cell table:style-name="Table1.A1" office:value-type="string">
            <text:p text:style-name="P12">Lothlórien</text:p>
          </table:table-cell>
          <table:table-cell table:style-name="Table1.A1" office:value-type="string">
            <text:p text:style-name="P12">35</text:p>
          </table:table-cell>
          <table:table-cell table:style-name="Table1.A1" office:value-type="string">
            <text:p text:style-name="P12">1</text:p>
          </table:table-cell>
          <table:table-cell table:style-name="Table1.A1" office:value-type="string">
            <text:p text:style-name="P12">30</text:p>
          </table:table-cell>
          <table:table-cell table:style-name="Table1.A1" office:value-type="string">
            <text:p text:style-name="P12">Degustación</text:p>
          </table:table-cell>
        </table:table-row>
        <table:table-row table:style-name="Table1.1">
          <table:table-cell table:style-name="Table1.A1" office:value-type="string">
            <text:p text:style-name="P12">Erebor</text:p>
          </table:table-cell>
          <table:table-cell table:style-name="Table1.A1" office:value-type="string">
            <text:p text:style-name="P12">12</text:p>
          </table:table-cell>
          <table:table-cell table:style-name="Table1.A1" office:value-type="string">
            <text:p text:style-name="P12">3</text:p>
          </table:table-cell>
          <table:table-cell table:style-name="Table1.A1" office:value-type="string">
            <text:p text:style-name="P12">32</text:p>
          </table:table-cell>
          <table:table-cell table:style-name="Table1.A1" office:value-type="string">
            <text:p text:style-name="P12">Paisaje</text:p>
          </table:table-cell>
        </table:table-row>
        <table:table-row table:style-name="Table1.1">
          <table:table-cell table:style-name="Table1.A1" office:value-type="string">
            <text:p text:style-name="P12">Bosque Negro</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12</text:p>
          </table:table-cell>
          <table:table-cell table:style-name="Table1.A1" office:value-type="string">
            <text:p text:style-name="P12">Aventura</text:p>
          </table:table-cell>
        </table:table-row>
      </table:table>
      <text:p text:style-name="P3"/>
      <text:p text:style-name="P20"><text:bookmark text:name="_db18oyi00zg1"/>2.2. Perfiles de usuario</text:p>
      <text:p text:style-name="P3">Se proporcionan <text:span text:style-name="T7">ejemplos</text:span> de posibles perfiles. El sistema <text:span text:style-name="T7">no se limita a ellos</text:span>.</text:p>
      <text:p text:style-name="P3"/>
      <text:p text:style-name="P3"><text:span text:style-name="T7">Eowyn.</text:span> Le gusta la aventura, pero tiene un presupuesto escaso: sólo puede gastar 10 monedas. Dispone de mucho tiempo: 8 horas.</text:p>
      <text:p text:style-name="P3"><text:span text:style-name="T7">Gandalf.</text:span> Prefiere ver paisajes, y si bien tiene un presupuesto de 100 monedas, sólo dispone de 5 horas.</text:p>
      <text:p text:style-name="P3"><text:span text:style-name="T7">Sam. </text:span>Su preferencia son los banquetes. Posee un presupuesto de 36 monedas y también tiene 8 horas disponibles.</text:p>
      <text:p text:style-name="P3"><text:span text:style-name="T7">Galadriel</text:span>. Le gustan los paseos contemplativos, y a pesar de un presupuesto holgado de 120 monedas, su tiempo en la Tierra Media está fuertemente limitado y solo cuenta con 6 horas.</text:p>
      <text:p text:style-name="P20"><text:bookmark text:name="_qcmtzo27pmct"/>2.3. Promociones</text:p>
      <text:p text:style-name="P3">Se proporciona un ejemplo de cada una. El grupo es responsable de ampliar las promociones. Las promociones <text:span text:style-name="T7">siempre son del mismo tipo</text:span>.</text:p>
      <text:p text:style-name="P3"><text:span text:style-name="T7">Pack aventura:</text:span> Bosque Negro y Mordor con un 20% de descuento si se compran ambas.</text:p>
      <text:p text:style-name="P3"><text:span text:style-name="T7">Pack degustación: </text:span>Lothlórien y La Comarca a 36 monedas.</text:p>
      <text:p text:style-name="P3"><text:span text:style-name="T7">Pack paisajes:</text:span> Comprando Minas Tirith y el Abismo de Helm, Erebor es gratis.</text:p>
      <text:p text:style-name="P18"><text:bookmark text:name="_emywmpt4kbu0"/>3. Uso del Sistema</text:p>
      <text:list xml:id="list1382670576" text:style-name="WWNum1">
        <text:list-item>
          <text:p text:style-name="P7">El sistema lee los <text:span text:style-name="T7">archivos de entrada</text:span> (elegir formatos adecuados):</text:p>
          <text:list>
            <text:list-item>
              <text:p text:style-name="P10">Usuarios con sus preferencias</text:p>
            </text:list-item>
            <text:list-item>
              <text:p text:style-name="P10">Atracciones con sus características</text:p>
            </text:list-item>
            <text:list-item>
              <text:p text:style-name="P10">Promociones a ofrecer</text:p>
            </text:list-item>
          </text:list>
        </text:list-item>
        <text:list-item>
          <text:p text:style-name="P7">Para cada usuario, el sistema:</text:p>
          <text:list>
            <text:list-item>
              <text:p text:style-name="P10">Sugerirá una <text:span text:style-name="T7">atracción que coincida con sus preferencias, costos y tiempos</text:span>.</text:p>
              <text:list>
                <text:list-item>
                  <text:p text:style-name="P13"><text:soft-page-break/>Deberá priorizarse la oferta de promociones, las atracciones más caras y que requieran mayor tiempo, en ese orden.</text:p>
                </text:list-item>
                <text:list-item>
                  <text:p text:style-name="P13">No deberá ofertarse una atracción o promoción que no pueda costearse o para la cual no tenga tiempo disponible.</text:p>
                </text:list-item>
                <text:list-item>
                  <text:p text:style-name="P13">Tampoco deberá ofertarse una atracción que ya haya sido incluida en una promoción anteriormente comprada por el mismo usuario.</text:p>
                </text:list-item>
                <text:list-item>
                  <text:p text:style-name="P13"><text:span text:style-name="T9">Una vez agotadas las ofertas que coincidan con sus intereses, se ofertarán aquellas que no coincidan, bajo el mismo criterio.</text:span></text:p>
                </text:list-item>
              </text:list>
            </text:list-item>
            <text:list-item>
              <text:p text:style-name="P10"><text:span text:style-name="T7">Si el usuario acepta, se guardará</text:span> dentro de su sugerencia.<text:line-break/>Una atracción o promoción aceptada no podrá cancelarse.</text:p>
            </text:list-item>
            <text:list-item>
              <text:p text:style-name="P10">Se repetirá el proceso <text:span text:style-name="T7">hasta que no quede tiempo disponible, monedas, o cupo</text:span> para el itinerario, conforme las ofertas restantes.</text:p>
            </text:list-item>
            <text:list-item>
              <text:p text:style-name="P10">Se mostrará un <text:span text:style-name="T7">resumen de todo su itinerario</text:span>, contabilizando las horas necesarias para realizarlo y las monedas que deberá gastar.</text:p>
            </text:list-item>
            <text:list-item>
              <text:p text:style-name="P10">Se repetirá para el siguiente usuario.</text:p>
            </text:list-item>
            <text:list-item>
              <text:p text:style-name="P10">La <text:span text:style-name="T7">interacción</text:span> se realizará por medio de la <text:span text:style-name="T7">línea de comandos</text:span>.</text:p>
            </text:list-item>
          </text:list>
        </text:list-item>
        <text:list-item>
          <text:p text:style-name="P7">Finalizado el procesamiento, se obtendrá un <text:span text:style-name="T7">archivo de salida para cada usuario,</text:span> con los datos del usuario, su compra, los totales a pagar y el tiempo que deberá invertir en dicha salida.</text:p>
        </text:list-item>
      </text:list>
      <text:p text:style-name="P18"><text:bookmark text:name="_mrej1xbndp4a"/>4. Formalidades</text:p>
      <text:p text:style-name="P2">El trabajo se realizará en forma grupal, con equipos de 4 a 6 personas. Deberá trabajarse utilizando git y GitHub.</text:p>
      <text:p text:style-name="P2"/>
      <text:p text:style-name="P14">Deberán entregarse, todo dentro de un mismo archivo .zip:</text:p>
      <text:list xml:id="list4055278301" text:style-name="WWNum2">
        <text:list-item>
          <text:p text:style-name="P8">Enlace al repositorio de GitHub</text:p>
        </text:list-item>
        <text:list-item>
          <text:p text:style-name="P8">Diagrama de clases</text:p>
        </text:list-item>
        <text:list-item>
          <text:p text:style-name="P8">Un archivo .zip con la resolución del problema</text:p>
        </text:list-item>
        <text:list-item>
          <text:p text:style-name="P8">La resolución debe incluir pruebas unitarias de las funcionalidades de paquete, totalizador de itinerarios y el ofertador de atracciones/paquetes.</text:p>
        </text:list-item>
        <text:list-item>
          <text:p text:style-name="P8">Enlace a un breve video (subir como privado a YouTube) mostrando en 5 minutos o menos cómo funciona el programa entregado. <text:span text:style-name="T7">No explicar códig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7.2847in" fo:margin-left="0in" fo:margin-top="0in" fo:margin-bottom="0in" fo:break-before="auto" fo:break-after="auto" table:align="left"/>
    </style:style>
    <style:style style:name="Table2.A" style:family="table-column">
      <style:table-column-properties style:column-width="3.7424in"/>
    </style:style>
    <style:style style:name="Table2.B" style:family="table-column">
      <style:table-column-properties style:column-width="3.5417in"/>
    </style:style>
    <style:style style:name="Table2.1" style:family="table-row">
      <style:table-row-properties style:min-row-height="0.2222in" fo:keep-together="auto"/>
    </style:style>
    <style:style style:name="Table2.A1" style:family="table-cell">
      <style:table-cell-properties style:vertical-align="" fo:padding-left="0.075in" fo:padding-right="0.075in" fo:padding-top="0in" fo:padding-bottom="0in" fo:border-left="none" fo:border-right="none" fo:border-top="1pt solid #000000" fo:border-bottom="1pt solid #000000"/>
    </style:style>
    <style:style style:name="MP1" style:family="paragraph" style:parent-style-name="Standard">
      <style:paragraph-properties fo:margin-left="0.0598in" fo:margin-right="0.0598in" fo:margin-top="0.3937in" fo:margin-bottom="0in" loext:contextual-spacing="false" fo:line-height="100%" fo:orphans="0" fo:widows="0" fo:text-indent="0in" style:auto-text-indent="false" fo:break-before="auto" fo:break-after="auto"/>
      <style:text-properties style:font-name="Verdana" fo:font-size="2pt" style:font-name-asian="Verdana1" style:font-size-asian="2pt" style:font-name-complex="Verdana1" style:font-size-complex="2pt"/>
    </style:style>
    <style:style style:name="MP2" style:family="paragraph" style:parent-style-name="Standard">
      <style:paragraph-properties fo:line-height="100%"/>
    </style:style>
    <style:style style:name="MP3" style:family="paragraph" style:parent-style-name="Standard">
      <style:paragraph-properties fo:margin-left="0in" fo:margin-right="0.9654in" fo:line-height="100%" fo:text-align="end" style:justify-single-word="false" fo:text-indent="0in" style:auto-text-indent="false"/>
    </style:style>
    <style:style style:name="MP4" style:family="paragraph" style:parent-style-name="Standard">
      <style:paragraph-properties fo:break-before="auto" fo:break-after="auto"/>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row table:style-name="Table2.1">
            <table:table-cell table:style-name="Table2.A1" office:value-type="string">
              <text:p text:style-name="MP2">Argentina Programa</text:p>
            </table:table-cell>
            <table:table-cell table:style-name="Table2.A1" office:value-type="string">
              <text:p text:style-name="MP3">#YoProgramo 2021</text:p>
            </table:table-cell>
          </table:table-row>
        </table:table>
        <text:p text:style-name="MP4"/>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99" meta:word-count="868" meta:character-count="5148" meta:non-whitespace-character-count="4404"/>
    <meta:generator>LibreOfficeDev/6.0.5.2$Linux_X86_64 LibreOffice_project/</meta:generator>
  </office:meta>
</office:document-meta>
</file>